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cm" svg:height="8.533cm" svg:x="0.03cm" svg:y="0.9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26:25.687288847</dc:date>
    <meta:editing-duration>PT5M59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